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normal" officeooo:rsid="0017b1d4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47e77" officeooo:paragraph-rsid="000562b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562b8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style:font-name="Times New Roman" fo:font-size="12pt" fo:font-weight="bold" officeooo:rsid="0017b1d4" officeooo:paragraph-rsid="000562b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bold" officeooo:paragraph-rsid="000562b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bold" officeooo:rsid="0017a764" officeooo:paragraph-rsid="000562b8" style:font-name-asian="TimesNewRomanPSMT" style:font-size-asian="12pt" style:font-weight-asian="bold" style:font-name-complex="TimesNewRomanPSMT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bold" officeooo:rsid="0017b1d4" officeooo:paragraph-rsid="000562b8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4pt" fo:font-weight="normal" officeooo:rsid="00147e77" officeooo:paragraph-rsid="000562b8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Times New Roman" officeooo:paragraph-rsid="000562b8"/>
    </style:style>
    <style:style style:name="P10" style:family="paragraph" style:parent-style-name="Standard" style:list-style-name="L1">
      <style:text-properties style:font-name="Times New Roman" fo:font-size="13pt" fo:font-weight="bold" officeooo:rsid="0017b1d4" officeooo:paragraph-rsid="000562b8" style:font-size-asian="13pt" style:font-weight-asian="bold" style:font-size-complex="13pt" style:font-weight-complex="bold"/>
    </style:style>
    <style:style style:name="P11" style:family="paragraph" style:parent-style-name="Standard" style:list-style-name="L1">
      <style:text-properties style:font-name="Times New Roman" fo:font-size="13pt" fo:font-weight="bold" officeooo:rsid="00147e77" officeooo:paragraph-rsid="000562b8" style:font-size-asian="13pt" style:font-weight-asian="bold" style:font-size-complex="13pt" style:font-weight-complex="bold"/>
    </style:style>
    <style:style style:name="P12" style:family="paragraph" style:parent-style-name="Standard" style:list-style-name="L1">
      <style:text-properties style:font-name="Times New Roman" fo:font-size="13pt" fo:font-weight="bold" officeooo:rsid="00162300" officeooo:paragraph-rsid="000562b8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text-properties style:font-name="Times New Roman" fo:font-size="13pt" fo:font-weight="bold" officeooo:rsid="0017a764" officeooo:paragraph-rsid="000562b8" style:font-name-asian="TimesNewRomanPSMT" style:font-size-asian="13pt" style:font-weight-asian="bold" style:font-name-complex="TimesNewRomanPSMT" style:font-size-complex="13pt" style:font-weight-complex="bold"/>
    </style:style>
    <style:style style:name="P14" style:family="paragraph" style:parent-style-name="Standard" style:list-style-name="L2">
      <style:text-properties style:font-name="Times New Roman" officeooo:paragraph-rsid="000562b8"/>
    </style:style>
    <style:style style:name="P15" style:family="paragraph" style:parent-style-name="Standard" style:list-style-name="L1">
      <style:text-properties style:font-name="Times New Roman" fo:font-size="12pt" fo:font-style="italic" fo:font-weight="bold" officeooo:rsid="0017b1d4" officeooo:paragraph-rsid="000562b8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562b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Times New Roman" fo:font-size="12pt" fo:font-weight="normal" officeooo:rsid="0017b1d4" officeooo:paragraph-rsid="000562b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fe433" officeooo:paragraph-rsid="000562b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7a764" officeooo:paragraph-rsid="000562b8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955bf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562b8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 style:list-style-name="L1">
      <style:text-properties style:font-name="Times New Roman" fo:font-size="12pt" fo:font-weight="bold" officeooo:rsid="00147e77" officeooo:paragraph-rsid="000562b8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font-name="Times New Roman" fo:font-size="12pt" fo:font-weight="bold" officeooo:paragraph-rsid="000562b8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162300" officeooo:paragraph-rsid="000562b8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text-properties style:font-name="Times New Roman" fo:font-size="12pt" fo:font-weight="bold" officeooo:rsid="0017a764" officeooo:paragraph-rsid="000562b8" style:font-name-asian="TimesNewRomanPSMT" style:font-size-asian="12pt" style:font-weight-asian="bold" style:font-name-complex="TimesNewRomanPSMT" style:font-size-complex="12pt" style:font-weight-complex="bold"/>
    </style:style>
    <style:style style:name="P26" style:family="paragraph" style:parent-style-name="Standard" style:list-style-name="L1">
      <style:text-properties style:font-name="Times New Roman" fo:font-size="12pt" fo:font-style="normal" fo:font-weight="bold" officeooo:rsid="00147e77" officeooo:paragraph-rsid="000562b8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text-properties style:font-name="Times New Roman" fo:font-size="12pt" fo:font-style="normal" fo:font-weight="bold" officeooo:rsid="0017b1d4" officeooo:paragraph-rsid="000562b8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style:font-name="Times New Roman" fo:font-size="12pt" fo:font-style="normal" fo:font-weight="normal" officeooo:rsid="00162300" officeooo:paragraph-rsid="000562b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72218"/>
    </style:style>
    <style:style style:name="T4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562b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a57d" style:font-size-asian="12pt" style:font-weight-asian="normal" style:font-size-complex="12pt" style:font-weight-complex="normal"/>
    </style:style>
    <style:style style:name="T8" style:family="text">
      <style:text-properties officeooo:rsid="0017b1d4"/>
    </style:style>
    <style:style style:name="T9" style:family="text">
      <style:text-properties fo:font-style="italic" officeooo:rsid="0017b1d4" style:font-style-asian="italic" style:font-style-complex="italic"/>
    </style:style>
    <style:style style:name="T10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3" style:family="text">
      <style:text-properties fo:font-style="normal" officeooo:rsid="00072218" style:font-style-asian="normal" style:font-style-complex="normal"/>
    </style:style>
    <style:style style:name="T14" style:family="text">
      <style:text-properties fo:font-style="normal" officeooo:rsid="0017b1d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6" style:family="text">
      <style:text-properties fo:font-weight="normal" officeooo:rsid="00147e77" style:font-weight-asian="normal" style:font-weight-complex="normal"/>
    </style:style>
    <style:style style:name="T17" style:family="text">
      <style:text-properties fo:font-weight="normal" officeooo:rsid="00072218" style:font-weight-asian="normal" style:font-weight-complex="normal"/>
    </style:style>
    <style:style style:name="T18" style:family="text">
      <style:text-properties fo:font-weight="normal" officeooo:rsid="00162300" style:font-weight-asian="normal" style:font-weight-complex="normal"/>
    </style:style>
    <style:style style:name="T19" style:family="text">
      <style:text-properties fo:font-weight="normal" officeooo:rsid="0017b1d4" style:font-weight-asian="normal" style:font-weight-complex="normal"/>
    </style:style>
    <style:style style:name="T20" style:family="text">
      <style:text-properties fo:font-weight="normal" officeooo:rsid="001955bf" style:font-weight-asian="normal" style:font-weight-complex="normal"/>
    </style:style>
    <style:style style:name="T21" style:family="text">
      <style:text-properties fo:font-weight="normal" officeooo:rsid="0008608a" style:font-weight-asian="normal" style:font-weight-complex="normal"/>
    </style:style>
    <style:style style:name="T22" style:family="text">
      <style:text-properties fo:font-weight="normal" officeooo:rsid="001fe433" style:font-weight-asian="normal" style:font-weight-complex="normal"/>
    </style:style>
    <style:style style:name="T23" style:family="text">
      <style:text-properties fo:font-weight="normal" officeooo:rsid="002202a7" style:font-weight-asian="normal" style:font-weight-complex="normal"/>
    </style:style>
    <style:style style:name="T24" style:family="text">
      <style:text-properties fo:font-weight="normal" officeooo:rsid="00089482" style:font-weight-asian="normal" style:font-weight-complex="normal"/>
    </style:style>
    <style:style style:name="T25" style:family="text">
      <style:text-properties fo:font-weight="normal" officeooo:rsid="000562b8" style:font-weight-asian="normal" style:font-weight-complex="normal"/>
    </style:style>
    <style:style style:name="T26" style:family="text">
      <style:text-properties fo:font-weight="normal" officeooo:rsid="00062a25" style:font-weight-asian="normal" style:font-weight-complex="normal"/>
    </style:style>
    <style:style style:name="T27" style:family="text">
      <style:text-properties officeooo:rsid="0008608a"/>
    </style:style>
    <style:style style:name="T28" style:family="text">
      <style:text-properties officeooo:rsid="0022499a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officeooo:rsid="001fe433"/>
    </style:style>
    <style:style style:name="T31" style:family="text">
      <style:text-properties style:text-underline-style="solid" style:text-underline-width="auto" style:text-underline-color="font-color" officeooo:rsid="0017b1d4"/>
    </style:style>
    <style:style style:name="T32" style:family="text">
      <style:text-properties officeooo:rsid="000562b8"/>
    </style:style>
    <style:style style:name="T33" style:family="text">
      <style:text-properties officeooo:rsid="0007a57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C_</text:span><text:span text:style-name="T32">Modifica Bozza di Graduatoria</text:span><text:span text:style-name="T3"> 0</text:span><text:span text:style-name="T33">1</text:span></text:p>
      <text:p text:style-name="P8"/>
      <text:list xml:id="list37125854" text:style-name="L1">
        <text:list-item>
          <text:p text:style-name="P10">Nome del Test Case</text:p>
        </text:list-item>
      </text:list>
      <text:list xml:id="list37140448" text:style-name="L2">
        <text:list-header>
          <text:p text:style-name="P14"><text:span text:style-name="T4">Test Case TC_</text:span><text:span text:style-name="T6">ModificaBozzaDiGraduatoria</text:span><text:span text:style-name="T5">_0</text:span><text:span text:style-name="T7">1</text:span></text:p>
        </text:list-header>
      </text:list>
      <text:p text:style-name="P4"/>
      <text:list xml:id="list37136696" text:continue-list="list37125854" text:style-name="L1">
        <text:list-item>
          <text:p text:style-name="P11">Test Case <text:span text:style-name="T8">Specification Identifier</text:span></text:p>
        </text:list-item>
      </text:list>
      <text:p text:style-name="P5"><text:span text:style-name="T8"><text:tab/></text:span><text:span text:style-name="T9">Caso d'uso da testare</text:span></text:p>
      <text:p text:style-name="P5"><text:span text:style-name="T11"><text:tab/></text:span><text:span text:style-name="T16">UC_</text:span><text:span text:style-name="T17">ACC_3.</text:span><text:span text:style-name="T26">2</text:span><text:span text:style-name="T16"> –</text:span><text:span text:style-name="T18"> </text:span><text:span text:style-name="T25">Modifica</text:span><text:span text:style-name="T17"> Bozza di Graduatoria</text:span></text:p>
      <text:list xml:id="list37146986" text:continue-numbering="true" text:style-name="L1">
        <text:list-header>
          <text:p text:style-name="P15">Version date</text:p>
          <text:p text:style-name="P16">1<text:span text:style-name="T3">3</text:span>/12/12 </text:p>
          <text:p text:style-name="P15">Version number</text:p>
        </text:list-header>
      </text:list>
      <text:p text:style-name="P9"><text:span text:style-name="T8"><text:tab/></text:span>v. 1.0 </text:p>
      <text:p text:style-name="P7"><text:tab/>Version author</text:p>
      <text:p text:style-name="P2"><text:span text:style-name="T12"><text:tab/></text:span><text:span text:style-name="T13">Ferdinando Di Palma</text:span></text:p>
      <text:list xml:id="list37130368" text:continue-numbering="true" text:style-name="L1">
        <text:list-header>
          <text:p text:style-name="P16"/>
        </text:list-header>
        <text:list-item>
          <text:p text:style-name="P11">Elementi testati</text:p>
          <text:p text:style-name="P17">Il test riguarderà la componente <text:span text:style-name="T27">Gestione Graduatorie</text:span>, in particolare la funzionalità <text:span text:style-name="T32">di modifica della Bozza di Graduatoria presente nel sistema</text:span></text:p>
          <text:p text:style-name="P15">Riferimenti</text:p>
        </text:list-item>
      </text:list>
      <text:p text:style-name="P2"><text:tab/><text:span text:style-name="T8">Specifica dei requisiti</text:span></text:p>
      <text:p text:style-name="P2"/>
      <text:list xml:id="list37151730" text:continue-numbering="true" text:style-name="L1">
        <text:list-item>
          <text:p text:style-name="P22"><text:span text:style-name="T29">Input</text:span> </text:p>
          <text:p text:style-name="P23"><text:span text:style-name="T9">Data </text:span><text:span text:style-name="T10">-</text:span></text:p>
          <text:p text:style-name="P23"><text:span text:style-name="T9">Tables</text:span><text:span text:style-name="T8"> </text:span><text:span text:style-name="T30">-</text:span></text:p>
          <text:p text:style-name="P23"><text:span text:style-name="T9">Human</text:span><text:span text:style-name="T8"> </text:span><text:span text:style-name="T9">Action</text:span></text:p>
          <text:p text:style-name="P26"><text:span text:style-name="T19">L'utente visita l</text:span><text:span text:style-name="T20">a pagina</text:span><text:span text:style-name="T19"> di </text:span><text:span text:style-name="T21">Gestione bozza di Graduatoria </text:span><text:span text:style-name="T25">modificando alcune informazioni e salvando le modifiche</text:span></text:p>
          <text:p text:style-name="P23"><text:span text:style-name="T9">Condition</text:span><text:span text:style-name="T8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8">: </text:span><text:span text:style-name="T19">Connessione dati attiva</text:span></text:p>
                  <text:p text:style-name="P26"><text:span text:style-name="T31">Intermediate</text:span><text:span text:style-name="T8">: </text:span><text:span text:style-name="T19">Connessione dati attiva</text:span></text:p>
                  <text:p text:style-name="P23"><text:span text:style-name="T15">Final</text:span><text:span text:style-name="T14">: </text:span><text:span text:style-name="T11">Connessione dati attiva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8">: </text:span></text:p>
                  <text:p text:style-name="P26"><text:span text:style-name="T31">Control files</text:span><text:span text:style-name="T8">: </text:span><text:span text:style-name="T19"><text:s/></text:span></text:p>
                  <text:p text:style-name="P26"><text:span text:style-name="T31">Transaction files</text:span><text:span text:style-name="T8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28"/>
        </text:list-item>
        <text:list-item>
          <text:p text:style-name="P12">Output</text:p>
          <text:p text:style-name="P23"><text:span text:style-name="T9">Tables</text:span><text:span text:style-name="T8"> -</text:span></text:p>
          <text:p text:style-name="P18">Il sistema visualizza i dati esatti relativi <text:span text:style-name="T28">a</text:span><text:span text:style-name="T27">ll</text:span><text:span text:style-name="T32">a bozza Di Graduatoria e conferma con un messaggio il corretto salvataggio della modifica effettuata</text:span></text:p>
          <text:p text:style-name="P24"><text:span text:style-name="T9">Human</text:span><text:span text:style-name="T8"> </text:span><text:span text:style-name="T9">Action</text:span></text:p>
          <text:p text:style-name="P23"><text:span text:style-name="T9">Condition</text:span><text:span text:style-name="T8"> </text:span></text:p>
          <text:list>
            <text:list-header>
              <text:p text:style-name="P27">States</text:p>
              <text:list>
                <text:list-header>
                  <text:p text:style-name="P26"><text:span text:style-name="T31">Initial</text:span><text:span text:style-name="T8">: </text:span></text:p>
                  <text:p text:style-name="P26"><text:span text:style-name="T31">Intermediate</text:span><text:span text:style-name="T8">: </text:span></text:p>
                  <text:p text:style-name="P23"><text:span text:style-name="T15">Final</text:span><text:span text:style-name="T14">: </text:span></text:p>
                </text:list-header>
              </text:list>
              <text:p text:style-name="P27">Files</text:p>
              <text:list>
                <text:list-header>
                  <text:p text:style-name="P26"><text:span text:style-name="T31">Database</text:span><text:span text:style-name="T8">: </text:span></text:p>
                  <text:p text:style-name="P26"><text:span text:style-name="T31">Control files</text:span><text:span text:style-name="T8">: </text:span><text:span text:style-name="T19"><text:s/></text:span></text:p>
                  <text:p text:style-name="P26"><text:soft-page-break/><text:span text:style-name="T31">Transaction files</text:span><text:span text:style-name="T8">: </text:span></text:p>
                </text:list-header>
              </text:list>
            </text:list-header>
          </text:list>
          <text:p text:style-name="P15">Relationship</text:p>
          <text:p text:style-name="P15">Timing</text:p>
          <text:p text:style-name="P15">Response Time</text:p>
          <text:p text:style-name="P15">Duration</text:p>
          <text:p text:style-name="P19"/>
        </text:list-item>
        <text:list-item>
          <text:p text:style-name="P25"><text:span text:style-name="T29">Test frame</text:span> </text:p>
        </text:list-item>
      </text:list>
      <text:p text:style-name="P6"><text:tab/><text:span text:style-name="T22">Tabella: dati </text:span><text:span text:style-name="T23">esatti</text:span></text:p>
      <text:p text:style-name="P6"><text:span text:style-name="T23"><text:tab/></text:span><text:span text:style-name="T24">Messaggio:bozza </text:span><text:span text:style-name="T25">modificata</text:span><text:span text:style-name="T24"> correttamente</text:span></text:p>
      <text:p text:style-name="P1"/>
      <text:list xml:id="list37146748" text:continue-numbering="true" text:style-name="L1">
        <text:list-item>
          <text:p text:style-name="P13">Vincoli ambientali</text:p>
          <text:p text:style-name="P20">Connessione <text:span text:style-name="T30">con il database</text:span></text:p>
          <text:p text:style-name="P21"/>
        </text:list-item>
        <text:list-item>
          <text:p text:style-name="P13">Requisiti procedurali speciali</text:p>
          <text:p text:style-name="P21">Non ci sono particolari procedure speciali.</text:p>
          <text:p text:style-name="P21"/>
        </text:list-item>
        <text:list-item>
          <text:p text:style-name="P13">Dipendenze da altri Test Case</text:p>
          <text:p text:style-name="P2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1:33:03.97</meta:creation-date>
    <dc:date>2012-12-13T17:00:18.56</dc:date>
    <meta:editing-duration>P0D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199" meta:character-count="1401" meta:non-whitespace-character-count="1244"/>
  </office:meta>
</office:document-meta>
</file>